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FreeSans1" svg:font-family="FreeSans" style:font-family-generic="swiss"/>
    <style:font-face style:name="Bitstream Vera Sans" svg:font-family="'Bitstream Vera Sans'" style:font-pitch="variable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083in"/>
      <style:text-properties fo:color="#bbbbbb" style:font-name="Bitstream Vera Sans" fo:font-size="11.25pt" fo:font-weight="bold" officeooo:rsid="0009ef60" officeooo:paragraph-rsid="000fe717" fo:background-color="#002b36"/>
    </style:style>
    <style:style style:name="P2" style:family="paragraph" style:parent-style-name="Standard">
      <style:paragraph-properties style:line-height-at-least="0.2083in"/>
      <style:text-properties fo:color="#bbbbbb" style:font-name="Bitstream Vera Sans" fo:font-size="11.25pt" fo:font-weight="bold" fo:background-color="#002b36"/>
    </style:style>
    <style:style style:name="P3" style:family="paragraph" style:parent-style-name="Standard">
      <style:paragraph-properties style:line-height-at-least="0.2083in"/>
      <style:text-properties fo:color="#bbbbbb" style:font-name="Bitstream Vera Sans" fo:font-size="11.25pt" fo:font-weight="bold" officeooo:paragraph-rsid="000fe717" fo:background-color="#002b36"/>
    </style:style>
    <style:style style:name="P4" style:family="paragraph" style:parent-style-name="Standard">
      <style:paragraph-properties style:line-height-at-least="0.2083in"/>
      <style:text-properties fo:color="#bbbbbb" style:font-name="Bitstream Vera Sans" fo:font-size="11.25pt" fo:font-weight="bold" officeooo:paragraph-rsid="0012c433" fo:background-color="#002b36"/>
    </style:style>
    <style:style style:name="P5" style:family="paragraph" style:parent-style-name="Standard">
      <style:text-properties fo:color="#bbbbbb" style:font-name="Bitstream Vera Sans" fo:font-size="11.25pt" fo:font-weight="bold" officeooo:paragraph-rsid="0009ef60" fo:background-color="#002b36"/>
    </style:style>
    <style:style style:name="P6" style:family="paragraph" style:parent-style-name="Standard">
      <style:text-properties fo:color="#bbbbbb" style:font-name="Bitstream Vera Sans" fo:font-size="11.25pt" fo:font-weight="bold" officeooo:rsid="000fe717" officeooo:paragraph-rsid="000fe717" fo:background-color="#002b36"/>
    </style:style>
    <style:style style:name="P7" style:family="paragraph" style:parent-style-name="Standard">
      <style:paragraph-properties fo:text-align="end" style:justify-single-word="false"/>
      <style:text-properties style:font-name="Bitstream Vera Sans" fo:font-weight="bold" officeooo:rsid="0009ef60" officeooo:paragraph-rsid="0009ef60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Bitstream Vera Sans" fo:font-weight="bold" officeooo:rsid="000c78c2" officeooo:paragraph-rsid="000c78c2" style:font-weight-asian="bold" style:font-weight-complex="bold"/>
    </style:style>
    <style:style style:name="P9" style:family="paragraph" style:parent-style-name="Standard">
      <style:text-properties style:font-name="Bitstream Vera Sans" officeooo:rsid="0009ef60" officeooo:paragraph-rsid="0009ef60"/>
    </style:style>
    <style:style style:name="P10" style:family="paragraph" style:parent-style-name="Standard">
      <style:text-properties style:font-name="Bitstream Vera Sans" officeooo:rsid="0009ef60" officeooo:paragraph-rsid="000fe717"/>
    </style:style>
    <style:style style:name="P11" style:family="paragraph" style:parent-style-name="Standard">
      <style:text-properties style:font-name="Bitstream Vera Sans" officeooo:rsid="000c78c2" officeooo:paragraph-rsid="000c78c2"/>
    </style:style>
    <style:style style:name="P12" style:family="paragraph" style:parent-style-name="Standard">
      <style:text-properties style:font-name="Bitstream Vera Sans" officeooo:rsid="000c78c2" officeooo:paragraph-rsid="0009ef60"/>
    </style:style>
    <style:style style:name="P13" style:family="paragraph" style:parent-style-name="Standard">
      <style:text-properties style:font-name="Bitstream Vera Sans" officeooo:rsid="000bf017" officeooo:paragraph-rsid="000bf017"/>
    </style:style>
    <style:style style:name="P14" style:family="paragraph" style:parent-style-name="Standard">
      <style:text-properties style:font-name="Bitstream Vera Sans" officeooo:rsid="000a906e" officeooo:paragraph-rsid="000a906e"/>
    </style:style>
    <style:style style:name="P15" style:family="paragraph" style:parent-style-name="Standard">
      <style:text-properties style:font-name="Bitstream Vera Sans" officeooo:rsid="000cc810" officeooo:paragraph-rsid="000cc810"/>
    </style:style>
    <style:style style:name="P16" style:family="paragraph" style:parent-style-name="Standard">
      <style:text-properties style:font-name="Bitstream Vera Sans" officeooo:rsid="0013de12" officeooo:paragraph-rsid="0013de12"/>
    </style:style>
    <style:style style:name="T1" style:family="text">
      <style:text-properties officeooo:rsid="000b6aa4"/>
    </style:style>
    <style:style style:name="T2" style:family="text">
      <style:text-properties fo:color="#657b83"/>
    </style:style>
    <style:style style:name="T3" style:family="text">
      <style:text-properties fo:color="#268bd2"/>
    </style:style>
    <style:style style:name="T4" style:family="text">
      <style:text-properties fo:color="#93a1a1"/>
    </style:style>
    <style:style style:name="T5" style:family="text">
      <style:text-properties fo:color="#2aa198"/>
    </style:style>
    <style:style style:name="T6" style:family="text">
      <style:text-properties fo:color="#2aa198" officeooo:rsid="0012c433"/>
    </style:style>
    <style:style style:name="T7" style:family="text">
      <style:text-properties officeooo:rsid="000c78c2"/>
    </style:style>
    <style:style style:name="T8" style:family="text">
      <style:text-properties officeooo:rsid="000cc810"/>
    </style:style>
    <style:style style:name="T9" style:family="text">
      <style:text-properties officeooo:rsid="000e5dfd"/>
    </style:style>
    <style:style style:name="T10" style:family="text">
      <style:text-properties officeooo:rsid="000fe717"/>
    </style:style>
    <style:style style:name="T11" style:family="text">
      <style:text-properties officeooo:rsid="0011b6a6"/>
    </style:style>
    <style:style style:name="T12" style:family="text">
      <style:text-properties officeooo:rsid="0012c4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same <text:span text:style-name="T7">Javascript / PHP / MySQL</text:span></text:p>
      <text:p text:style-name="P8">Sinervis Srl / Rocco De Patto</text:p>
      <text:p text:style-name="P8">14/03/2018</text:p>
      <text:p text:style-name="P9"/>
      <text:p text:style-name="P9"/>
      <text:p text:style-name="P9">1) <text:span text:style-name="T7">Da chi viene interpretato ed eseguito solitamente il javascript?</text:span></text:p>
      <text:p text:style-name="P9"/>
      <text:p text:style-name="P11">[ ] dal browser</text:p>
      <text:p text:style-name="P11">[ ] dal server</text:p>
      <text:p text:style-name="P9"><text:tab/></text:p>
      <text:p text:style-name="P9">2) <text:span text:style-name="T7">Come si include del codice javascript dentro una pagina HTML (indicare anche piu’ modi)? (2.html)</text:span></text:p>
      <text:p text:style-name="P12"/>
      <text:p text:style-name="P15">3) Attraverso quale istruzione possiamo far eseguire del codice ripetutamente?</text:p>
      <text:p text:style-name="P15"/>
      <text:p text:style-name="P15">[ ] if</text:p>
      <text:p text:style-name="P15">[ ] for</text:p>
      <text:p text:style-name="P15">[ ] switch</text:p>
      <text:p text:style-name="P15">[ ] while</text:p>
      <text:p text:style-name="P9"/>
      <text:p text:style-name="P15">4) Fare un esempio, mostrando ripetutamente per 5 volte un messaggio di saluto al visitatore. (4.html)</text:p>
      <text:p text:style-name="P9"/>
      <text:p text:style-name="P9"><text:span text:style-name="T8">5</text:span>) <text:span text:style-name="T1">Scrivere un programma javascript che generi un giorno del mese casuale da 1 a 30 e successivamente indichi se il giorno generato sia nella prima meta’ o nella seconda meta’ del mese. (5.html)</text:span></text:p>
      <text:p text:style-name="P9"/>
      <text:p text:style-name="P9"><text:span text:style-name="T9">6</text:span>) Scrivere una funzione che controlli che il seguente form sia valido considerando le seguenti validazioni:</text:p>
      <text:p text:style-name="P9">- il nome e <text:span text:style-name="T12">la password</text:span> non possono essere vuoti</text:p>
      <text:p text:style-name="P9">- l’utente deve essere maggiorenne</text:p>
      <text:p text:style-name="P9"/>
      <text:p text:style-name="P10"><text:span text:style-name="T10">la funzione deve essere chiamata </text:span>inviando il form <text:span text:style-name="T10">e </text:span>mostrare un errore attraverso un alert. <text:span text:style-name="T10">(6.html)</text:span></text:p>
      <text:p text:style-name="P10"/>
      <text:p text:style-name="P6"><text:span text:style-name="T2">&lt;</text:span><text:span text:style-name="T3">form</text:span><text:span text:style-name="T2">&gt;</text:span></text:p>
      <text:p text:style-name="P3"><text:span text:style-name="T2"><text:tab/>&lt;</text:span><text:span text:style-name="T3">input</text:span> <text:span text:style-name="T4">type</text:span>=<text:span text:style-name="T5">"text"</text:span> <text:span text:style-name="T4">name</text:span>=<text:span text:style-name="T5">"</text:span><text:span text:style-name="T6">utente</text:span><text:span text:style-name="T5">"</text:span> <text:span text:style-name="T4">id</text:span>=<text:span text:style-name="T5">"</text:span><text:span text:style-name="T6">utente</text:span><text:span text:style-name="T5">"</text:span><text:span text:style-name="T2">&gt;</text:span></text:p>
      <text:p text:style-name="P3"><text:span text:style-name="T2"><text:tab/>&lt;</text:span><text:span text:style-name="T3">input</text:span> <text:span text:style-name="T4">type</text:span>=<text:span text:style-name="T5">"text"</text:span> <text:span text:style-name="T4">name</text:span>=<text:span text:style-name="T5">"</text:span><text:span text:style-name="T6">password</text:span><text:span text:style-name="T5">"</text:span> <text:span text:style-name="T4">id</text:span>=<text:span text:style-name="T5">"</text:span><text:span text:style-name="T6">password</text:span><text:span text:style-name="T5">"</text:span><text:span text:style-name="T2">&gt;</text:span></text:p>
      <text:p text:style-name="P4"><text:span text:style-name="T2"><text:tab/>&lt;</text:span><text:span text:style-name="T3">input</text:span><text:span text:style-name="T2"> </text:span><text:span text:style-name="T4">type</text:span><text:span text:style-name="T2">=</text:span><text:span text:style-name="T5">"</text:span><text:span text:style-name="T6">number</text:span><text:span text:style-name="T5">"</text:span><text:span text:style-name="T2"> </text:span><text:span text:style-name="T4">name</text:span><text:span text:style-name="T2">=</text:span><text:span text:style-name="T5">"</text:span><text:span text:style-name="T6">eta</text:span><text:span text:style-name="T5">"</text:span><text:span text:style-name="T2"> </text:span><text:span text:style-name="T4">id</text:span><text:span text:style-name="T2">=</text:span><text:span text:style-name="T5">"</text:span><text:span text:style-name="T6">eta</text:span><text:span text:style-name="T5">"</text:span><text:span text:style-name="T2">&gt;</text:span></text:p>
      <text:p text:style-name="P3"><text:span text:style-name="T2"><text:tab/>&lt;</text:span><text:span text:style-name="T3">input</text:span> <text:span text:style-name="T4">type</text:span>=<text:span text:style-name="T5">"submit"</text:span> <text:span text:style-name="T4">value</text:span>=<text:span text:style-name="T5">"Invia"</text:span><text:span text:style-name="T2">&gt;</text:span></text:p>
      <text:p text:style-name="P1"><text:span text:style-name="T2">&lt;/</text:span><text:span text:style-name="T3">form</text:span><text:span text:style-name="T2">&gt;</text:span></text:p>
      <text:p text:style-name="P10"><text:s/></text:p>
      <text:p text:style-name="P10"><text:span text:style-name="T10">7) Al precedente esercizio, aggiungere uno </text:span>sfondo <text:span text:style-name="T10">rosso n</text:span>el campo errato. <text:span text:style-name="T11">(7.html)</text:span></text:p>
      <text:p text:style-name="P9"/>
      <text:p text:style-name="P5"><text:span text:style-name="T2"/></text:p>
      <text:p text:style-name="P2"><text:span text:style-name="T2"/></text:p>
      <text:p text:style-name="P9"/>
      <text:p text:style-name="P13"><text:soft-page-break/></text:p>
      <text:p text:style-name="P9">PHP:</text:p>
      <text:p text:style-name="P9"/>
      <text:p text:style-name="P14"><text:span text:style-name="T12">8</text:span>) Scrivere <text:span text:style-name="T7">un programma che mostri </text:span>la tabellina del 2 <text:span text:style-name="T12">(8.php)</text:span></text:p>
      <text:p text:style-name="P9"/>
      <text:p text:style-name="P11"><text:span text:style-name="T12">9</text:span>) <text:span text:style-name="T12">Inviare il form dell’esercizio 7 ad una pagina (9.php) che stampi “Benvenuto amministratore” se il nome utente inserito e’ “admin” altrimenti “Ciao “ seguito dal nome dell’utente.</text:span></text:p>
      <text:p text:style-name="P11"/>
      <text:p text:style-name="P16">MySQL:</text:p>
      <text:p text:style-name="P16">10) Chi si occupa di comunicare con il database MySQL?</text:p>
      <text:p text:style-name="P16"/>
      <text:p text:style-name="P16">[ ] il javascript</text:p>
      <text:p text:style-name="P16">[ ] il PHP</text:p>
      <text:p text:style-name="P16"/>
      <text:p text:style-name="P16">11) Creare un database di nome “utenti” con una tabella “log” con 3 campi (nome, <text:s/>quando) che mantenga la lista degli accessi.</text:p>
      <text:p text:style-name="P16"/>
      <text:p text:style-name="P16">12) Aggiungere all’esercizio 9 l’inserimento degli accessi nella tabella “log” del database “utenti” (12.php)</text:p>
      <text:p text:style-name="P16"/>
      <text:p text:style-name="P16">13) BONUS: creare una pagina “lista_accessi.php” che mostri la lista degli accessi prendendo I dati dal database di cui sopra (13.php)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/>
    <style:font-face style:name="FreeSans1" svg:font-family="FreeSans" style:font-family-generic="swiss"/>
    <style:font-face style:name="Bitstream Vera Sans" svg:font-family="'Bitstream Vera Sans'" style:font-pitch="variable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23:45:51.502441780</meta:creation-date>
    <dc:date>2018-03-13T00:54:03.173307017</dc:date>
    <meta:editing-duration>PT2H31M32S</meta:editing-duration>
    <meta:editing-cycles>10</meta:editing-cycles>
    <meta:generator>LibreOffice/5.2.7.2$Linux_X86_64 LibreOffice_project/20m0$Build-2</meta:generator>
    <meta:document-statistic meta:table-count="0" meta:image-count="0" meta:object-count="0" meta:page-count="2" meta:paragraph-count="37" meta:word-count="311" meta:character-count="1936" meta:non-whitespace-character-count="1653"/>
  </office:meta>
</office:document-meta>
</file>